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79.87mm" svg:height="145.56mm" svg:x="288.95mm" svg:y="5.31mm">
            <draw:object draw:notify-on-update-of-ranges="Hoja1.B2:Hoja1.B51 Hoja1.H2:Hoja1.H51 Hoja1.I2:Hoja1.I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5" table:default-cell-style-name="ce2"/>
        <table:table-row table:style-name="ro1">
          <table:table-cell/>
          <table:table-cell table:style-name="ce1" office:value-type="string" calcext:value-type="string">
            <text:p>Paso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f</text:p>
          </table:table-cell>
          <table:table-cell table:style-name="ce1" office:value-type="string" calcext:value-type="string">
            <text:p>xr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06530659712633" calcext:value-type="float">
            <text:p>0,106530659712633</text:p>
          </table:table-cell>
          <table:table-cell office:value-type="float" office:value="0.067143290409783" calcext:value-type="float">
            <text:p>0,067143290409783</text:p>
          </table:table-cell>
          <table:table-cell office:value-type="float" office:value="0.11838858282405" calcext:value-type="float">
            <text:p>0,118388582824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106530659712633" calcext:value-type="float">
            <text:p>0,106530659712633</text:p>
          </table:table-cell>
          <table:table-cell office:value-type="float" office:value="-0.277633447258985" calcext:value-type="float">
            <text:p>-0,277633447258985</text:p>
          </table:table-cell>
          <table:table-cell office:value-type="float" office:value="0.182856709590217" calcext:value-type="float">
            <text:p>0,182856709590217</text:p>
          </table:table-cell>
          <table:table-cell office:value-type="float" office:value="0.322417125763925" calcext:value-type="float">
            <text:p>0,3224171257639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0.625" calcext:value-type="float">
            <text:p>0,625</text:p>
          </table:table-cell>
          <table:table-cell office:value-type="float" office:value="0.106530659712633" calcext:value-type="float">
            <text:p>0,106530659712633</text:p>
          </table:table-cell>
          <table:table-cell office:value-type="float" office:value="-0.08973857148101" calcext:value-type="float">
            <text:p>-0,08973857148101</text:p>
          </table:table-cell>
          <table:table-cell office:value-type="float" office:value="0.057856709590217" calcext:value-type="float">
            <text:p>0,057856709590217</text:p>
          </table:table-cell>
          <table:table-cell office:value-type="float" office:value="0.102014271469937" calcext:value-type="float">
            <text:p>0,10201427146993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625" calcext:value-type="float">
            <text:p>0,625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106530659712633" calcext:value-type="float">
            <text:p>0,106530659712633</text:p>
          </table:table-cell>
          <table:table-cell office:value-type="float" office:value="0.007282824730923" calcext:value-type="float">
            <text:p>0,007282824730923</text:p>
          </table:table-cell>
          <table:table-cell office:value-type="float" office:value="0.004643290409783" calcext:value-type="float">
            <text:p>0,004643290409783</text:p>
          </table:table-cell>
          <table:table-cell office:value-type="float" office:value="0.008187155677056" calcext:value-type="float">
            <text:p>0,0081871556770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25" calcext:value-type="float">
            <text:p>0,625</text:p>
          </table:table-cell>
          <table:table-cell office:value-type="float" office:value="0.59375" calcext:value-type="float">
            <text:p>0,59375</text:p>
          </table:table-cell>
          <table:table-cell office:value-type="float" office:value="0.007282824730923" calcext:value-type="float">
            <text:p>0,007282824730923</text:p>
          </table:table-cell>
          <table:table-cell office:value-type="float" office:value="-0.04149754983698" calcext:value-type="float">
            <text:p>-0,04149754983698</text:p>
          </table:table-cell>
          <table:table-cell office:value-type="float" office:value="0.026606709590217" calcext:value-type="float">
            <text:p>0,026606709590217</text:p>
          </table:table-cell>
          <table:table-cell office:value-type="float" office:value="0.04691355789644" calcext:value-type="float">
            <text:p>0,0469135578964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9375" calcext:value-type="float">
            <text:p>0,59375</text:p>
          </table:table-cell>
          <table:table-cell office:value-type="float" office:value="0.578125" calcext:value-type="float">
            <text:p>0,578125</text:p>
          </table:table-cell>
          <table:table-cell office:value-type="float" office:value="0.007282824730923" calcext:value-type="float">
            <text:p>0,007282824730923</text:p>
          </table:table-cell>
          <table:table-cell office:value-type="float" office:value="-0.017175839185529" calcext:value-type="float">
            <text:p>-0,017175839185529</text:p>
          </table:table-cell>
          <table:table-cell office:value-type="float" office:value="0.010981709590217" calcext:value-type="float">
            <text:p>0,010981709590217</text:p>
          </table:table-cell>
          <table:table-cell office:value-type="float" office:value="0.019363201109692" calcext:value-type="float">
            <text:p>0,01936320110969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78125" calcext:value-type="float">
            <text:p>0,578125</text:p>
          </table:table-cell>
          <table:table-cell office:value-type="float" office:value="0.5703125" calcext:value-type="float">
            <text:p>0,5703125</text:p>
          </table:table-cell>
          <table:table-cell office:value-type="float" office:value="0.007282824730923" calcext:value-type="float">
            <text:p>0,007282824730923</text:p>
          </table:table-cell>
          <table:table-cell office:value-type="float" office:value="-0.004963760389386" calcext:value-type="float">
            <text:p>-0,004963760389386</text:p>
          </table:table-cell>
          <table:table-cell office:value-type="float" office:value="0.003169209590217" calcext:value-type="float">
            <text:p>0,003169209590217</text:p>
          </table:table-cell>
          <table:table-cell office:value-type="float" office:value="0.005588022716318" calcext:value-type="float">
            <text:p>0,00558802271631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703125" calcext:value-type="float">
            <text:p>0,5703125</text:p>
          </table:table-cell>
          <table:table-cell office:value-type="float" office:value="0.56640625" calcext:value-type="float">
            <text:p>0,56640625</text:p>
          </table:table-cell>
          <table:table-cell office:value-type="float" office:value="0.007282824730923" calcext:value-type="float">
            <text:p>0,007282824730923</text:p>
          </table:table-cell>
          <table:table-cell office:value-type="float" office:value="0.001155202015024" calcext:value-type="float">
            <text:p>0,001155202015024</text:p>
          </table:table-cell>
          <table:table-cell office:value-type="float" office:value="0.000737040409783" calcext:value-type="float">
            <text:p>0,000737040409783</text:p>
          </table:table-cell>
          <table:table-cell office:value-type="float" office:value="0.001299566480369" calcext:value-type="float">
            <text:p>0,0012995664803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56640625" calcext:value-type="float">
            <text:p>0,56640625</text:p>
          </table:table-cell>
          <table:table-cell office:value-type="float" office:value="0.5703125" calcext:value-type="float">
            <text:p>0,5703125</text:p>
          </table:table-cell>
          <table:table-cell office:value-type="float" office:value="0.568359375" calcext:value-type="float">
            <text:p>0,568359375</text:p>
          </table:table-cell>
          <table:table-cell office:value-type="float" office:value="0.001155202015024" calcext:value-type="float">
            <text:p>0,001155202015024</text:p>
          </table:table-cell>
          <table:table-cell office:value-type="float" office:value="-0.001905359612816" calcext:value-type="float">
            <text:p>-0,001905359612816</text:p>
          </table:table-cell>
          <table:table-cell office:value-type="float" office:value="0.001216084590217" calcext:value-type="float">
            <text:p>0,001216084590217</text:p>
          </table:table-cell>
          <table:table-cell office:value-type="float" office:value="0.002144228117974" calcext:value-type="float">
            <text:p>0,0021442281179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6640625" calcext:value-type="float">
            <text:p>0,56640625</text:p>
          </table:table-cell>
          <table:table-cell office:value-type="float" office:value="0.568359375" calcext:value-type="float">
            <text:p>0,568359375</text:p>
          </table:table-cell>
          <table:table-cell office:value-type="float" office:value="0.5673828125" calcext:value-type="float">
            <text:p>0,5673828125</text:p>
          </table:table-cell>
          <table:table-cell office:value-type="float" office:value="0.001155202015024" calcext:value-type="float">
            <text:p>0,001155202015024</text:p>
          </table:table-cell>
          <table:table-cell office:value-type="float" office:value="-0.000375349169145" calcext:value-type="float">
            <text:p>-0,000375349169145</text:p>
          </table:table-cell>
          <table:table-cell office:value-type="float" office:value="0.000239522090217" calcext:value-type="float">
            <text:p>0,000239522090217</text:p>
          </table:table-cell>
          <table:table-cell office:value-type="float" office:value="0.000422330818802" calcext:value-type="float">
            <text:p>0,00042233081880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56640625" calcext:value-type="float">
            <text:p>0,56640625</text:p>
          </table:table-cell>
          <table:table-cell office:value-type="float" office:value="0.5673828125" calcext:value-type="float">
            <text:p>0,5673828125</text:p>
          </table:table-cell>
          <table:table-cell office:value-type="float" office:value="0.56689453125" calcext:value-type="float">
            <text:p>0,56689453125</text:p>
          </table:table-cell>
          <table:table-cell office:value-type="float" office:value="0.001155202015024" calcext:value-type="float">
            <text:p>0,001155202015024</text:p>
          </table:table-cell>
          <table:table-cell office:value-type="float" office:value="0.000389858797369" calcext:value-type="float">
            <text:p>0,000389858797369</text:p>
          </table:table-cell>
          <table:table-cell office:value-type="float" office:value="0.000248759159783" calcext:value-type="float">
            <text:p>0,000248759159783</text:p>
          </table:table-cell>
          <table:table-cell office:value-type="float" office:value="0.000438617830783" calcext:value-type="float">
            <text:p>0,0004386178307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56689453125" calcext:value-type="float">
            <text:p>0,56689453125</text:p>
          </table:table-cell>
          <table:table-cell office:value-type="float" office:value="0.5673828125" calcext:value-type="float">
            <text:p>0,5673828125</text:p>
          </table:table-cell>
          <table:table-cell office:value-type="float" office:value="0.567138671875" calcext:value-type="float">
            <text:p>0,567138671875</text:p>
          </table:table-cell>
          <table:table-cell office:value-type="float" office:value="0.000389858797369" calcext:value-type="float">
            <text:p>0,000389858797369</text:p>
          </table:table-cell>
          <table:table-cell office:value-type="float" office:value="0.000007237911847" calcext:value-type="float">
            <text:p>7,237911847E-06</text:p>
          </table:table-cell>
          <table:table-cell office:value-type="float" office:value="0.000004618534783" calcext:value-type="float">
            <text:p>4,618534783E-06</text:p>
          </table:table-cell>
          <table:table-cell office:value-type="float" office:value="0.000008143505991" calcext:value-type="float">
            <text:p>8,143505991E-0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567138671875" calcext:value-type="float">
            <text:p>0,567138671875</text:p>
          </table:table-cell>
          <table:table-cell office:value-type="float" office:value="0.5673828125" calcext:value-type="float">
            <text:p>0,5673828125</text:p>
          </table:table-cell>
          <table:table-cell office:value-type="float" office:value="0.5672607421875" calcext:value-type="float">
            <text:p>0,5672607421875</text:p>
          </table:table-cell>
          <table:table-cell office:value-type="float" office:value="0.000007237911847" calcext:value-type="float">
            <text:p>7,237911847E-06</text:p>
          </table:table-cell>
          <table:table-cell office:value-type="float" office:value="-0.0001840598537" calcext:value-type="float">
            <text:p>-0,0001840598537</text:p>
          </table:table-cell>
          <table:table-cell office:value-type="float" office:value="0.000117451777717" calcext:value-type="float">
            <text:p>0,000117451777717</text:p>
          </table:table-cell>
          <table:table-cell office:value-type="float" office:value="0.000207093656406" calcext:value-type="float">
            <text:p>0,00020709365640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567138671875" calcext:value-type="float">
            <text:p>0,567138671875</text:p>
          </table:table-cell>
          <table:table-cell office:value-type="float" office:value="0.5672607421875" calcext:value-type="float">
            <text:p>0,5672607421875</text:p>
          </table:table-cell>
          <table:table-cell office:value-type="float" office:value="0.56719970703125" calcext:value-type="float">
            <text:p>0,56719970703125</text:p>
          </table:table-cell>
          <table:table-cell office:value-type="float" office:value="0.000007237911847" calcext:value-type="float">
            <text:p>7,237911847E-06</text:p>
          </table:table-cell>
          <table:table-cell office:value-type="float" office:value="-0.000088412027253" calcext:value-type="float">
            <text:p>-8,8412027253E-05</text:p>
          </table:table-cell>
          <table:table-cell office:value-type="float" office:value="0.000056416621467" calcext:value-type="float">
            <text:p>5,6416621467E-05</text:p>
          </table:table-cell>
          <table:table-cell office:value-type="float" office:value="0.000099475075208" calcext:value-type="float">
            <text:p>9,9475075208E-0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567138671875" calcext:value-type="float">
            <text:p>0,567138671875</text:p>
          </table:table-cell>
          <table:table-cell office:value-type="float" office:value="0.56719970703125" calcext:value-type="float">
            <text:p>0,56719970703125</text:p>
          </table:table-cell>
          <table:table-cell office:value-type="float" office:value="0.567169189453125" calcext:value-type="float">
            <text:p>0,567169189453125</text:p>
          </table:table-cell>
          <table:table-cell office:value-type="float" office:value="0.000007237911847" calcext:value-type="float">
            <text:p>7,237911847E-06</text:p>
          </table:table-cell>
          <table:table-cell office:value-type="float" office:value="-0.000040587321793" calcext:value-type="float">
            <text:p>-4,0587321793E-05</text:p>
          </table:table-cell>
          <table:table-cell office:value-type="float" office:value="0.000025899043342" calcext:value-type="float">
            <text:p>2,5899043342E-05</text:p>
          </table:table-cell>
          <table:table-cell office:value-type="float" office:value="0.000045665784609" calcext:value-type="float">
            <text:p>4,5665784609E-0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567138671875" calcext:value-type="float">
            <text:p>0,567138671875</text:p>
          </table:table-cell>
          <table:table-cell office:value-type="float" office:value="0.567169189453125" calcext:value-type="float">
            <text:p>0,567169189453125</text:p>
          </table:table-cell>
          <table:table-cell office:value-type="float" office:value="0.567153930664062" calcext:value-type="float">
            <text:p>0,567153930664062</text:p>
          </table:table-cell>
          <table:table-cell office:value-type="float" office:value="0.000007237911847" calcext:value-type="float">
            <text:p>7,237911847E-06</text:p>
          </table:table-cell>
          <table:table-cell office:value-type="float" office:value="-0.000016674770997" calcext:value-type="float">
            <text:p>-1,6674770997E-05</text:p>
          </table:table-cell>
          <table:table-cell office:value-type="float" office:value="0.00001064025428" calcext:value-type="float">
            <text:p>1,064025428E-05</text:p>
          </table:table-cell>
          <table:table-cell office:value-type="float" office:value="0.000018761139309" calcext:value-type="float">
            <text:p>1,8761139309E-0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567138671875" calcext:value-type="float">
            <text:p>0,567138671875</text:p>
          </table:table-cell>
          <table:table-cell office:value-type="float" office:value="0.567153930664062" calcext:value-type="float">
            <text:p>0,567153930664062</text:p>
          </table:table-cell>
          <table:table-cell office:value-type="float" office:value="0.567146301269531" calcext:value-type="float">
            <text:p>0,567146301269531</text:p>
          </table:table-cell>
          <table:table-cell office:value-type="float" office:value="0.000007237911847" calcext:value-type="float">
            <text:p>7,237911847E-06</text:p>
          </table:table-cell>
          <table:table-cell office:value-type="float" office:value="-0.000004718446081" calcext:value-type="float">
            <text:p>-4,718446081E-06</text:p>
          </table:table-cell>
          <table:table-cell office:value-type="float" office:value="0.000003010859748" calcext:value-type="float">
            <text:p>3,010859748E-06</text:p>
          </table:table-cell>
          <table:table-cell office:value-type="float" office:value="0.000005308816659" calcext:value-type="float">
            <text:p>5,308816659E-0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567138671875" calcext:value-type="float">
            <text:p>0,567138671875</text:p>
          </table:table-cell>
          <table:table-cell office:value-type="float" office:value="0.567146301269531" calcext:value-type="float">
            <text:p>0,567146301269531</text:p>
          </table:table-cell>
          <table:table-cell office:value-type="float" office:value="0.567142486572266" calcext:value-type="float">
            <text:p>0,567142486572266</text:p>
          </table:table-cell>
          <table:table-cell office:value-type="float" office:value="0.000007237911847" calcext:value-type="float">
            <text:p>7,237911847E-06</text:p>
          </table:table-cell>
          <table:table-cell office:value-type="float" office:value="0.000001259728757" calcext:value-type="float">
            <text:p>1,259728757E-06</text:p>
          </table:table-cell>
          <table:table-cell office:value-type="float" office:value="0.000000803837517" calcext:value-type="float">
            <text:p>8,03837517E-07</text:p>
          </table:table-cell>
          <table:table-cell office:value-type="float" office:value="0.000001417344666" calcext:value-type="float">
            <text:p>1,417344666E-0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567142486572266" calcext:value-type="float">
            <text:p>0,567142486572266</text:p>
          </table:table-cell>
          <table:table-cell office:value-type="float" office:value="0.567146301269531" calcext:value-type="float">
            <text:p>0,567146301269531</text:p>
          </table:table-cell>
          <table:table-cell office:value-type="float" office:value="0.567144393920898" calcext:value-type="float">
            <text:p>0,567144393920898</text:p>
          </table:table-cell>
          <table:table-cell office:value-type="float" office:value="0.000001259728757" calcext:value-type="float">
            <text:p>1,259728757E-06</text:p>
          </table:table-cell>
          <table:table-cell office:value-type="float" office:value="-0.000001729359694" calcext:value-type="float">
            <text:p>-1,729359694E-06</text:p>
          </table:table-cell>
          <table:table-cell office:value-type="float" office:value="0.000001103511115" calcext:value-type="float">
            <text:p>1,103511115E-06</text:p>
          </table:table-cell>
          <table:table-cell office:value-type="float" office:value="0.000001945735997" calcext:value-type="float">
            <text:p>1,945735997E-0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567142486572266" calcext:value-type="float">
            <text:p>0,567142486572266</text:p>
          </table:table-cell>
          <table:table-cell office:value-type="float" office:value="0.567144393920898" calcext:value-type="float">
            <text:p>0,567144393920898</text:p>
          </table:table-cell>
          <table:table-cell office:value-type="float" office:value="0.567143440246582" calcext:value-type="float">
            <text:p>0,567143440246582</text:p>
          </table:table-cell>
          <table:table-cell office:value-type="float" office:value="0.000001259728757" calcext:value-type="float">
            <text:p>1,259728757E-06</text:p>
          </table:table-cell>
          <table:table-cell office:value-type="float" office:value="-0.000000234815727" calcext:value-type="float">
            <text:p>-2,34815727E-07</text:p>
          </table:table-cell>
          <table:table-cell office:value-type="float" office:value="0.000000149836799" calcext:value-type="float">
            <text:p>1,49836799E-07</text:p>
          </table:table-cell>
          <table:table-cell office:value-type="float" office:value="0.000000264195666" calcext:value-type="float">
            <text:p>2,64195666E-0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567142486572266" calcext:value-type="float">
            <text:p>0,567142486572266</text:p>
          </table:table-cell>
          <table:table-cell office:value-type="float" office:value="0.567143440246582" calcext:value-type="float">
            <text:p>0,567143440246582</text:p>
          </table:table-cell>
          <table:table-cell office:value-type="float" office:value="0.567142963409424" calcext:value-type="float">
            <text:p>0,567142963409424</text:p>
          </table:table-cell>
          <table:table-cell office:value-type="float" office:value="0.000001259728757" calcext:value-type="float">
            <text:p>1,259728757E-06</text:p>
          </table:table-cell>
          <table:table-cell office:value-type="float" office:value="0.00000051245645" calcext:value-type="float">
            <text:p>5,1245645E-07</text:p>
          </table:table-cell>
          <table:table-cell office:value-type="float" office:value="0.000000327000359" calcext:value-type="float">
            <text:p>3,27000359E-07</text:p>
          </table:table-cell>
          <table:table-cell office:value-type="float" office:value="0.0000005765745" calcext:value-type="float">
            <text:p>5,765745E-0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567142963409424" calcext:value-type="float">
            <text:p>0,567142963409424</text:p>
          </table:table-cell>
          <table:table-cell office:value-type="float" office:value="0.567143440246582" calcext:value-type="float">
            <text:p>0,567143440246582</text:p>
          </table:table-cell>
          <table:table-cell office:value-type="float" office:value="0.567143201828003" calcext:value-type="float">
            <text:p>0,567143201828003</text:p>
          </table:table-cell>
          <table:table-cell office:value-type="float" office:value="0.00000051245645" calcext:value-type="float">
            <text:p>5,1245645E-07</text:p>
          </table:table-cell>
          <table:table-cell office:value-type="float" office:value="0.000000138820346" calcext:value-type="float">
            <text:p>1,38820346E-07</text:p>
          </table:table-cell>
          <table:table-cell office:value-type="float" office:value="0.00000008858178" calcext:value-type="float">
            <text:p>8,858178E-08</text:p>
          </table:table-cell>
          <table:table-cell office:value-type="float" office:value="0.000000156189417" calcext:value-type="float">
            <text:p>1,56189417E-0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567143201828003" calcext:value-type="float">
            <text:p>0,567143201828003</text:p>
          </table:table-cell>
          <table:table-cell office:value-type="float" office:value="0.567143440246582" calcext:value-type="float">
            <text:p>0,567143440246582</text:p>
          </table:table-cell>
          <table:table-cell office:value-type="float" office:value="0.567143321037292" calcext:value-type="float">
            <text:p>0,567143321037292</text:p>
          </table:table-cell>
          <table:table-cell office:value-type="float" office:value="0.000000138820346" calcext:value-type="float">
            <text:p>1,38820346E-07</text:p>
          </table:table-cell>
          <table:table-cell office:value-type="float" office:value="-0.000000047997694" calcext:value-type="float">
            <text:p>-4,7997694E-08</text:p>
          </table:table-cell>
          <table:table-cell office:value-type="float" office:value="0.00000003062751" calcext:value-type="float">
            <text:p>3,062751E-08</text:p>
          </table:table-cell>
          <table:table-cell office:value-type="float" office:value="0.000000054003124" calcext:value-type="float">
            <text:p>5,4003124E-0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567143201828003" calcext:value-type="float">
            <text:p>0,567143201828003</text:p>
          </table:table-cell>
          <table:table-cell office:value-type="float" office:value="0.567143321037292" calcext:value-type="float">
            <text:p>0,567143321037292</text:p>
          </table:table-cell>
          <table:table-cell office:value-type="float" office:value="0.567143261432648" calcext:value-type="float">
            <text:p>0,567143261432648</text:p>
          </table:table-cell>
          <table:table-cell office:value-type="float" office:value="0.000000138820346" calcext:value-type="float">
            <text:p>1,38820346E-07</text:p>
          </table:table-cell>
          <table:table-cell office:value-type="float" office:value="0.000000045411325" calcext:value-type="float">
            <text:p>4,5411325E-08</text:p>
          </table:table-cell>
          <table:table-cell office:value-type="float" office:value="0.000000028977135" calcext:value-type="float">
            <text:p>2,8977135E-08</text:p>
          </table:table-cell>
          <table:table-cell office:value-type="float" office:value="0.000000051093147" calcext:value-type="float">
            <text:p>5,1093147E-0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567143261432648" calcext:value-type="float">
            <text:p>0,567143261432648</text:p>
          </table:table-cell>
          <table:table-cell office:value-type="float" office:value="0.567143321037292" calcext:value-type="float">
            <text:p>0,567143321037292</text:p>
          </table:table-cell>
          <table:table-cell office:value-type="float" office:value="0.56714329123497" calcext:value-type="float">
            <text:p>0,56714329123497</text:p>
          </table:table-cell>
          <table:table-cell office:value-type="float" office:value="0.000000045411325" calcext:value-type="float">
            <text:p>4,5411325E-08</text:p>
          </table:table-cell>
          <table:table-cell office:value-type="float" office:value="-0.000000001293185" calcext:value-type="float">
            <text:p>-1,293185E-09</text:p>
          </table:table-cell>
          <table:table-cell office:value-type="float" office:value="0.000000000825187" calcext:value-type="float">
            <text:p>8,25187E-10</text:p>
          </table:table-cell>
          <table:table-cell office:value-type="float" office:value="0.000000001454989" calcext:value-type="float">
            <text:p>1,454989E-0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567143261432648" calcext:value-type="float">
            <text:p>0,567143261432648</text:p>
          </table:table-cell>
          <table:table-cell office:value-type="float" office:value="0.56714329123497" calcext:value-type="float">
            <text:p>0,56714329123497</text:p>
          </table:table-cell>
          <table:table-cell office:value-type="float" office:value="0.567143276333809" calcext:value-type="float">
            <text:p>0,567143276333809</text:p>
          </table:table-cell>
          <table:table-cell office:value-type="float" office:value="0.000000045411325" calcext:value-type="float">
            <text:p>4,5411325E-08</text:p>
          </table:table-cell>
          <table:table-cell office:value-type="float" office:value="0.00000002205907" calcext:value-type="float">
            <text:p>2,205907E-08</text:p>
          </table:table-cell>
          <table:table-cell office:value-type="float" office:value="0.000000014075974" calcext:value-type="float">
            <text:p>1,4075974E-08</text:p>
          </table:table-cell>
          <table:table-cell office:value-type="float" office:value="0.000000024819079" calcext:value-type="float">
            <text:p>2,4819079E-0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567143276333809" calcext:value-type="float">
            <text:p>0,567143276333809</text:p>
          </table:table-cell>
          <table:table-cell office:value-type="float" office:value="0.56714329123497" calcext:value-type="float">
            <text:p>0,56714329123497</text:p>
          </table:table-cell>
          <table:table-cell office:value-type="float" office:value="0.567143283784389" calcext:value-type="float">
            <text:p>0,567143283784389</text:p>
          </table:table-cell>
          <table:table-cell office:value-type="float" office:value="0.00000002205907" calcext:value-type="float">
            <text:p>2,205907E-08</text:p>
          </table:table-cell>
          <table:table-cell office:value-type="float" office:value="0.000000010382942" calcext:value-type="float">
            <text:p>1,0382942E-08</text:p>
          </table:table-cell>
          <table:table-cell office:value-type="float" office:value="0.000000006625393" calcext:value-type="float">
            <text:p>6,625393E-09</text:p>
          </table:table-cell>
          <table:table-cell office:value-type="float" office:value="0.000000011682045" calcext:value-type="float">
            <text:p>1,1682045E-0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567143283784389" calcext:value-type="float">
            <text:p>0,567143283784389</text:p>
          </table:table-cell>
          <table:table-cell office:value-type="float" office:value="0.56714329123497" calcext:value-type="float">
            <text:p>0,56714329123497</text:p>
          </table:table-cell>
          <table:table-cell office:value-type="float" office:value="0.56714328750968" calcext:value-type="float">
            <text:p>0,56714328750968</text:p>
          </table:table-cell>
          <table:table-cell office:value-type="float" office:value="0.000000010382942" calcext:value-type="float">
            <text:p>1,0382942E-08</text:p>
          </table:table-cell>
          <table:table-cell office:value-type="float" office:value="0.000000004544879" calcext:value-type="float">
            <text:p>4,544879E-09</text:p>
          </table:table-cell>
          <table:table-cell office:value-type="float" office:value="0.000000002900103" calcext:value-type="float">
            <text:p>2,900103E-09</text:p>
          </table:table-cell>
          <table:table-cell office:value-type="float" office:value="0.000000005113528" calcext:value-type="float">
            <text:p>5,113528E-0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56714328750968" calcext:value-type="float">
            <text:p>0,56714328750968</text:p>
          </table:table-cell>
          <table:table-cell office:value-type="float" office:value="0.56714329123497" calcext:value-type="float">
            <text:p>0,56714329123497</text:p>
          </table:table-cell>
          <table:table-cell office:value-type="float" office:value="0.567143289372325" calcext:value-type="float">
            <text:p>0,567143289372325</text:p>
          </table:table-cell>
          <table:table-cell office:value-type="float" office:value="0.000000004544879" calcext:value-type="float">
            <text:p>4,544879E-09</text:p>
          </table:table-cell>
          <table:table-cell office:value-type="float" office:value="0.000000001625847" calcext:value-type="float">
            <text:p>1,625847E-09</text:p>
          </table:table-cell>
          <table:table-cell office:value-type="float" office:value="0.000000001037458" calcext:value-type="float">
            <text:p>1,037458E-09</text:p>
          </table:table-cell>
          <table:table-cell office:value-type="float" office:value="0.00000000182927" calcext:value-type="float">
            <text:p>1,82927E-0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567143289372325" calcext:value-type="float">
            <text:p>0,567143289372325</text:p>
          </table:table-cell>
          <table:table-cell office:value-type="float" office:value="0.56714329123497" calcext:value-type="float">
            <text:p>0,56714329123497</text:p>
          </table:table-cell>
          <table:table-cell office:value-type="float" office:value="0.567143290303648" calcext:value-type="float">
            <text:p>0,567143290303648</text:p>
          </table:table-cell>
          <table:table-cell office:value-type="float" office:value="0.000000001625847" calcext:value-type="float">
            <text:p>1,625847E-09</text:p>
          </table:table-cell>
          <table:table-cell office:value-type="float" office:value="0.000000000166331" calcext:value-type="float">
            <text:p>1,66331E-10</text:p>
          </table:table-cell>
          <table:table-cell office:value-type="float" office:value="0.000000000106135" calcext:value-type="float">
            <text:p>1,06135E-10</text:p>
          </table:table-cell>
          <table:table-cell office:value-type="float" office:value="0.00000000018714" calcext:value-type="float">
            <text:p>1,8714E-1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567143290303648" calcext:value-type="float">
            <text:p>0,567143290303648</text:p>
          </table:table-cell>
          <table:table-cell office:value-type="float" office:value="0.56714329123497" calcext:value-type="float">
            <text:p>0,56714329123497</text:p>
          </table:table-cell>
          <table:table-cell office:value-type="float" office:value="0.567143290769309" calcext:value-type="float">
            <text:p>0,567143290769309</text:p>
          </table:table-cell>
          <table:table-cell office:value-type="float" office:value="0.000000000166331" calcext:value-type="float">
            <text:p>1,66331E-10</text:p>
          </table:table-cell>
          <table:table-cell office:value-type="float" office:value="-0.000000000563427" calcext:value-type="float">
            <text:p>-5,63427E-10</text:p>
          </table:table-cell>
          <table:table-cell office:value-type="float" office:value="0.000000000359526" calcext:value-type="float">
            <text:p>3,59526E-10</text:p>
          </table:table-cell>
          <table:table-cell office:value-type="float" office:value="0.000000000633924" calcext:value-type="float">
            <text:p>6,33924E-1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567143290303648" calcext:value-type="float">
            <text:p>0,567143290303648</text:p>
          </table:table-cell>
          <table:table-cell office:value-type="float" office:value="0.567143290769309" calcext:value-type="float">
            <text:p>0,567143290769309</text:p>
          </table:table-cell>
          <table:table-cell office:value-type="float" office:value="0.567143290536478" calcext:value-type="float">
            <text:p>0,567143290536478</text:p>
          </table:table-cell>
          <table:table-cell office:value-type="float" office:value="0.000000000166331" calcext:value-type="float">
            <text:p>1,66331E-10</text:p>
          </table:table-cell>
          <table:table-cell office:value-type="float" office:value="-0.000000000198548" calcext:value-type="float">
            <text:p>-1,98548E-10</text:p>
          </table:table-cell>
          <table:table-cell office:value-type="float" office:value="0.000000000126695" calcext:value-type="float">
            <text:p>1,26695E-10</text:p>
          </table:table-cell>
          <table:table-cell office:value-type="float" office:value="0.000000000223392" calcext:value-type="float">
            <text:p>2,23392E-1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567143290303648" calcext:value-type="float">
            <text:p>0,567143290303648</text:p>
          </table:table-cell>
          <table:table-cell office:value-type="float" office:value="0.567143290536478" calcext:value-type="float">
            <text:p>0,567143290536478</text:p>
          </table:table-cell>
          <table:table-cell office:value-type="float" office:value="0.567143290420063" calcext:value-type="float">
            <text:p>0,567143290420063</text:p>
          </table:table-cell>
          <table:table-cell office:value-type="float" office:value="0.000000000166331" calcext:value-type="float">
            <text:p>1,66331E-10</text:p>
          </table:table-cell>
          <table:table-cell office:value-type="float" office:value="-0.000000000016109" calcext:value-type="float">
            <text:p>-1,6109E-11</text:p>
          </table:table-cell>
          <table:table-cell office:value-type="float" office:value="0.00000000001028" calcext:value-type="float">
            <text:p>1,028E-11</text:p>
          </table:table-cell>
          <table:table-cell office:value-type="float" office:value="0.000000000018126" calcext:value-type="float">
            <text:p>1,8126E-1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567143290303648" calcext:value-type="float">
            <text:p>0,567143290303648</text:p>
          </table:table-cell>
          <table:table-cell office:value-type="float" office:value="0.567143290420063" calcext:value-type="float">
            <text:p>0,567143290420063</text:p>
          </table:table-cell>
          <table:table-cell office:value-type="float" office:value="0.567143290361855" calcext:value-type="float">
            <text:p>0,567143290361855</text:p>
          </table:table-cell>
          <table:table-cell office:value-type="float" office:value="0.000000000166331" calcext:value-type="float">
            <text:p>1,66331E-10</text:p>
          </table:table-cell>
          <table:table-cell office:value-type="float" office:value="0.000000000075111" calcext:value-type="float">
            <text:p>7,5111E-11</text:p>
          </table:table-cell>
          <table:table-cell office:value-type="float" office:value="0.000000000047928" calcext:value-type="float">
            <text:p>4,7928E-11</text:p>
          </table:table-cell>
          <table:table-cell office:value-type="float" office:value="0.000000000084507" calcext:value-type="float">
            <text:p>8,4507E-1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567143290361855" calcext:value-type="float">
            <text:p>0,567143290361855</text:p>
          </table:table-cell>
          <table:table-cell office:value-type="float" office:value="0.567143290420063" calcext:value-type="float">
            <text:p>0,567143290420063</text:p>
          </table:table-cell>
          <table:table-cell office:value-type="float" office:value="0.567143290390959" calcext:value-type="float">
            <text:p>0,567143290390959</text:p>
          </table:table-cell>
          <table:table-cell office:value-type="float" office:value="0.000000000075111" calcext:value-type="float">
            <text:p>7,5111E-11</text:p>
          </table:table-cell>
          <table:table-cell office:value-type="float" office:value="0.000000000029501" calcext:value-type="float">
            <text:p>2,9501E-11</text:p>
          </table:table-cell>
          <table:table-cell office:value-type="float" office:value="0.000000000018824" calcext:value-type="float">
            <text:p>1,8824E-11</text:p>
          </table:table-cell>
          <table:table-cell office:value-type="float" office:value="0.000000000033191" calcext:value-type="float">
            <text:p>3,3191E-1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567143290390959" calcext:value-type="float">
            <text:p>0,567143290390959</text:p>
          </table:table-cell>
          <table:table-cell office:value-type="float" office:value="0.567143290420063" calcext:value-type="float">
            <text:p>0,567143290420063</text:p>
          </table:table-cell>
          <table:table-cell office:value-type="float" office:value="0.567143290405511" calcext:value-type="float">
            <text:p>0,567143290405511</text:p>
          </table:table-cell>
          <table:table-cell office:value-type="float" office:value="0.000000000029501" calcext:value-type="float">
            <text:p>2,9501E-11</text:p>
          </table:table-cell>
          <table:table-cell office:value-type="float" office:value="0.000000000006696" calcext:value-type="float">
            <text:p>6,696E-12</text:p>
          </table:table-cell>
          <table:table-cell office:value-type="float" office:value="0.000000000004272" calcext:value-type="float">
            <text:p>4,272E-12</text:p>
          </table:table-cell>
          <table:table-cell office:value-type="float" office:value="0.000000000007533" calcext:value-type="float">
            <text:p>7,533E-1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567143290405511" calcext:value-type="float">
            <text:p>0,567143290405511</text:p>
          </table:table-cell>
          <table:table-cell office:value-type="float" office:value="0.567143290420063" calcext:value-type="float">
            <text:p>0,567143290420063</text:p>
          </table:table-cell>
          <table:table-cell office:value-type="float" office:value="0.567143290412787" calcext:value-type="float">
            <text:p>0,567143290412787</text:p>
          </table:table-cell>
          <table:table-cell office:value-type="float" office:value="0.000000000006696" calcext:value-type="float">
            <text:p>6,696E-12</text:p>
          </table:table-cell>
          <table:table-cell office:value-type="float" office:value="-0.000000000004706" calcext:value-type="float">
            <text:p>-4,706E-12</text:p>
          </table:table-cell>
          <table:table-cell office:value-type="float" office:value="0.000000000003004" calcext:value-type="float">
            <text:p>3,004E-12</text:p>
          </table:table-cell>
          <table:table-cell office:value-type="float" office:value="0.000000000005297" calcext:value-type="float">
            <text:p>5,297E-1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567143290405511" calcext:value-type="float">
            <text:p>0,567143290405511</text:p>
          </table:table-cell>
          <table:table-cell office:value-type="float" office:value="0.567143290412787" calcext:value-type="float">
            <text:p>0,567143290412787</text:p>
          </table:table-cell>
          <table:table-cell office:value-type="float" office:value="0.567143290409149" calcext:value-type="float">
            <text:p>0,567143290409149</text:p>
          </table:table-cell>
          <table:table-cell office:value-type="float" office:value="0.000000000006696" calcext:value-type="float">
            <text:p>6,696E-12</text:p>
          </table:table-cell>
          <table:table-cell office:value-type="float" office:value="0.000000000000995" calcext:value-type="float">
            <text:p>9,95E-13</text:p>
          </table:table-cell>
          <table:table-cell office:value-type="float" office:value="0.000000000000634" calcext:value-type="float">
            <text:p>6,34E-13</text:p>
          </table:table-cell>
          <table:table-cell office:value-type="float" office:value="0.000000000001118" calcext:value-type="float">
            <text:p>1,118E-1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567143290409149" calcext:value-type="float">
            <text:p>0,567143290409149</text:p>
          </table:table-cell>
          <table:table-cell office:value-type="float" office:value="0.567143290412787" calcext:value-type="float">
            <text:p>0,567143290412787</text:p>
          </table:table-cell>
          <table:table-cell office:value-type="float" office:value="0.567143290410968" calcext:value-type="float">
            <text:p>0,567143290410968</text:p>
          </table:table-cell>
          <table:table-cell office:value-type="float" office:value="0.000000000000995" calcext:value-type="float">
            <text:p>9,95E-13</text:p>
          </table:table-cell>
          <table:table-cell office:value-type="float" office:value="-0.000000000001856" calcext:value-type="float">
            <text:p>-1,856E-12</text:p>
          </table:table-cell>
          <table:table-cell office:value-type="float" office:value="0.000000000001185" calcext:value-type="float">
            <text:p>1,185E-12</text:p>
          </table:table-cell>
          <table:table-cell office:value-type="float" office:value="0.000000000002089" calcext:value-type="float">
            <text:p>2,089E-1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567143290409149" calcext:value-type="float">
            <text:p>0,567143290409149</text:p>
          </table:table-cell>
          <table:table-cell office:value-type="float" office:value="0.567143290410968" calcext:value-type="float">
            <text:p>0,567143290410968</text:p>
          </table:table-cell>
          <table:table-cell office:value-type="float" office:value="0.567143290410058" calcext:value-type="float">
            <text:p>0,567143290410058</text:p>
          </table:table-cell>
          <table:table-cell office:value-type="float" office:value="0.000000000000995" calcext:value-type="float">
            <text:p>9,95E-13</text:p>
          </table:table-cell>
          <table:table-cell office:value-type="float" office:value="-0.00000000000043" calcext:value-type="float">
            <text:p>-4,3E-13</text:p>
          </table:table-cell>
          <table:table-cell office:value-type="float" office:value="0.000000000000275" calcext:value-type="float">
            <text:p>2,75E-13</text:p>
          </table:table-cell>
          <table:table-cell office:value-type="float" office:value="0.000000000000486" calcext:value-type="float">
            <text:p>4,86E-1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567143290409149" calcext:value-type="float">
            <text:p>0,567143290409149</text:p>
          </table:table-cell>
          <table:table-cell office:value-type="float" office:value="0.567143290410058" calcext:value-type="float">
            <text:p>0,567143290410058</text:p>
          </table:table-cell>
          <table:table-cell office:value-type="float" office:value="0.567143290409604" calcext:value-type="float">
            <text:p>0,567143290409604</text:p>
          </table:table-cell>
          <table:table-cell office:value-type="float" office:value="0.000000000000995" calcext:value-type="float">
            <text:p>9,95E-13</text:p>
          </table:table-cell>
          <table:table-cell office:value-type="float" office:value="0.000000000000282" calcext:value-type="float">
            <text:p>2,82E-13</text:p>
          </table:table-cell>
          <table:table-cell office:value-type="float" office:value="0.000000000000179" calcext:value-type="float">
            <text:p>1,79E-13</text:p>
          </table:table-cell>
          <table:table-cell office:value-type="float" office:value="0.000000000000316" calcext:value-type="float">
            <text:p>3,16E-1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567143290409604" calcext:value-type="float">
            <text:p>0,567143290409604</text:p>
          </table:table-cell>
          <table:table-cell office:value-type="float" office:value="0.567143290410058" calcext:value-type="float">
            <text:p>0,567143290410058</text:p>
          </table:table-cell>
          <table:table-cell office:value-type="float" office:value="0.567143290409831" calcext:value-type="float">
            <text:p>0,567143290409831</text:p>
          </table:table-cell>
          <table:table-cell office:value-type="float" office:value="0.000000000000282" calcext:value-type="float">
            <text:p>2,82E-13</text:p>
          </table:table-cell>
          <table:table-cell office:value-type="float" office:value="-0.000000000000074" calcext:value-type="float">
            <text:p>-7,4E-14</text:p>
          </table:table-cell>
          <table:table-cell office:value-type="float" office:value="0.000000000000048" calcext:value-type="float">
            <text:p>4,8E-14</text:p>
          </table:table-cell>
          <table:table-cell office:value-type="float" office:value="0.000000000000085" calcext:value-type="float">
            <text:p>8,5E-1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567143290409604" calcext:value-type="float">
            <text:p>0,567143290409604</text:p>
          </table:table-cell>
          <table:table-cell office:value-type="float" office:value="0.567143290409831" calcext:value-type="float">
            <text:p>0,567143290409831</text:p>
          </table:table-cell>
          <table:table-cell office:value-type="float" office:value="0.567143290409717" calcext:value-type="float">
            <text:p>0,567143290409717</text:p>
          </table:table-cell>
          <table:table-cell office:value-type="float" office:value="0.000000000000282" calcext:value-type="float">
            <text:p>2,82E-13</text:p>
          </table:table-cell>
          <table:table-cell office:value-type="float" office:value="0.000000000000104" calcext:value-type="float">
            <text:p>1,04E-13</text:p>
          </table:table-cell>
          <table:table-cell office:value-type="float" office:value="0.000000000000066" calcext:value-type="float">
            <text:p>6,6E-14</text:p>
          </table:table-cell>
          <table:table-cell office:value-type="float" office:value="0.000000000000116" calcext:value-type="float">
            <text:p>1,16E-1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567143290409717" calcext:value-type="float">
            <text:p>0,567143290409717</text:p>
          </table:table-cell>
          <table:table-cell office:value-type="float" office:value="0.567143290409831" calcext:value-type="float">
            <text:p>0,567143290409831</text:p>
          </table:table-cell>
          <table:table-cell office:value-type="float" office:value="0.567143290409774" calcext:value-type="float">
            <text:p>0,567143290409774</text:p>
          </table:table-cell>
          <table:table-cell office:value-type="float" office:value="0.000000000000104" calcext:value-type="float">
            <text:p>1,04E-13</text:p>
          </table:table-cell>
          <table:table-cell office:value-type="float" office:value="0.000000000000015" calcext:value-type="float">
            <text:p>1,5E-14</text:p>
          </table:table-cell>
          <table:table-cell office:value-type="float" office:value="9E-015" calcext:value-type="float">
            <text:p>9E-15</text:p>
          </table:table-cell>
          <table:table-cell office:value-type="float" office:value="0.000000000000015" calcext:value-type="float">
            <text:p>1,5E-1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567143290409774" calcext:value-type="float">
            <text:p>0,567143290409774</text:p>
          </table:table-cell>
          <table:table-cell office:value-type="float" office:value="0.567143290409831" calcext:value-type="float">
            <text:p>0,567143290409831</text:p>
          </table:table-cell>
          <table:table-cell office:value-type="float" office:value="0.567143290409803" calcext:value-type="float">
            <text:p>0,567143290409803</text:p>
          </table:table-cell>
          <table:table-cell office:value-type="float" office:value="0.000000000000015" calcext:value-type="float">
            <text:p>1,5E-14</text:p>
          </table:table-cell>
          <table:table-cell office:value-type="float" office:value="-0.000000000000029" calcext:value-type="float">
            <text:p>-2,9E-14</text:p>
          </table:table-cell>
          <table:table-cell office:value-type="float" office:value="0.00000000000002" calcext:value-type="float">
            <text:p>2E-14</text:p>
          </table:table-cell>
          <table:table-cell office:value-type="float" office:value="0.000000000000035" calcext:value-type="float">
            <text:p>3,5E-1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567143290409774" calcext:value-type="float">
            <text:p>0,567143290409774</text:p>
          </table:table-cell>
          <table:table-cell office:value-type="float" office:value="0.567143290409803" calcext:value-type="float">
            <text:p>0,567143290409803</text:p>
          </table:table-cell>
          <table:table-cell office:value-type="float" office:value="0.567143290409788" calcext:value-type="float">
            <text:p>0,567143290409788</text:p>
          </table:table-cell>
          <table:table-cell office:value-type="float" office:value="0.000000000000015" calcext:value-type="float">
            <text:p>1,5E-14</text:p>
          </table:table-cell>
          <table:table-cell office:value-type="float" office:value="-7E-015" calcext:value-type="float">
            <text:p>-7E-15</text:p>
          </table:table-cell>
          <table:table-cell office:value-type="float" office:value="5E-015" calcext:value-type="float">
            <text:p>5E-15</text:p>
          </table:table-cell>
          <table:table-cell office:value-type="float" office:value="0.00000000000001" calcext:value-type="float">
            <text:p>1E-1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567143290409774" calcext:value-type="float">
            <text:p>0,567143290409774</text:p>
          </table:table-cell>
          <table:table-cell office:value-type="float" office:value="0.567143290409788" calcext:value-type="float">
            <text:p>0,567143290409788</text:p>
          </table:table-cell>
          <table:table-cell office:value-type="float" office:value="0.567143290409781" calcext:value-type="float">
            <text:p>0,567143290409781</text:p>
          </table:table-cell>
          <table:table-cell office:value-type="float" office:value="0.000000000000015" calcext:value-type="float">
            <text:p>1,5E-14</text:p>
          </table:table-cell>
          <table:table-cell office:value-type="float" office:value="4E-015" calcext:value-type="float">
            <text:p>4E-15</text:p>
          </table:table-cell>
          <table:table-cell office:value-type="float" office:value="2E-015" calcext:value-type="float">
            <text:p>2E-15</text:p>
          </table:table-cell>
          <table:table-cell office:value-type="float" office:value="3E-015" calcext:value-type="float">
            <text:p>3E-1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567143290409781" calcext:value-type="float">
            <text:p>0,567143290409781</text:p>
          </table:table-cell>
          <table:table-cell office:value-type="float" office:value="0.567143290409788" calcext:value-type="float">
            <text:p>0,567143290409788</text:p>
          </table:table-cell>
          <table:table-cell office:value-type="float" office:value="0.567143290409785" calcext:value-type="float">
            <text:p>0,567143290409785</text:p>
          </table:table-cell>
          <table:table-cell office:value-type="float" office:value="4E-015" calcext:value-type="float">
            <text:p>4E-15</text:p>
          </table:table-cell>
          <table:table-cell office:value-type="float" office:value="-2E-015" calcext:value-type="float">
            <text:p>-2E-15</text:p>
          </table:table-cell>
          <table:table-cell office:value-type="float" office:value="2E-015" calcext:value-type="float">
            <text:p>2E-15</text:p>
          </table:table-cell>
          <table:table-cell office:value-type="float" office:value="3E-015" calcext:value-type="float">
            <text:p>3E-1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567143290409781" calcext:value-type="float">
            <text:p>0,567143290409781</text:p>
          </table:table-cell>
          <table:table-cell office:value-type="float" office:value="0.567143290409785" calcext:value-type="float">
            <text:p>0,567143290409785</text:p>
          </table:table-cell>
          <table:table-cell office:value-type="float" office:value="0.567143290409783" calcext:value-type="float">
            <text:p>0,567143290409783</text:p>
          </table:table-cell>
          <table:table-cell office:value-type="float" office:value="4E-015" calcext:value-type="float">
            <text:p>4E-15</text:p>
          </table:table-cell>
          <table:table-cell office:value-type="float" office:value="1E-015" calcext:value-type="float">
            <text:p>1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567143290409783" calcext:value-type="float">
            <text:p>0,567143290409783</text:p>
          </table:table-cell>
          <table:table-cell table:style-name="ce3" office:value-type="float" office:value="0.567143290409785" calcext:value-type="float">
            <text:p>0,567143290409785</text:p>
          </table:table-cell>
          <table:table-cell table:style-name="ce3" office:value-type="float" office:value="0.567143290409784" calcext:value-type="float">
            <text:p>0,567143290409784</text:p>
          </table:table-cell>
          <table:table-cell table:style-name="ce3" office:value-type="float" office:value="1E-015" calcext:value-type="float">
            <text:p>1E-15</text:p>
          </table:table-cell>
          <table:table-cell table:style-name="ce3" office:value-type="float" office:value="-0" calcext:value-type="float">
            <text:p>0</text:p>
          </table:table-cell>
          <table:table-cell table:style-name="ce3" office:value-type="float" office:value="1E-015" calcext:value-type="float">
            <text:p>1E-15</text:p>
          </table:table-cell>
          <table:table-cell table:style-name="ce3" office:value-type="float" office:value="2E-015" calcext:value-type="float">
            <text:p>2E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SC Regular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8T23:52:48.956761195</meta:creation-date>
    <dc:date>2020-03-19T00:01:07.918752382</dc:date>
    <meta:editing-duration>PT8M23S</meta:editing-duration>
    <meta:editing-cycles>1</meta:editing-cycles>
    <meta:document-statistic meta:table-count="1" meta:cell-count="408" meta:object-count="1"/>
    <meta:generator>LibreOffice/6.3.3.2.0$Linux_X86_64 LibreOffice_project/30$Build-2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88cm" svg:height="14.557cm" xlink:href=".." xlink:type="simple" chart:class="chart:line" chart:style-name="ch1">
        <chart:title svg:x="10.114cm" svg:y="0.427cm" chart:style-name="ch2">
          <text:p>Grafico de comportamiento de Errores</text:p>
        </chart:title>
        <chart:legend chart:legend-position="end" svg:x="24.263cm" svg:y="6.73cm" style:legend-expansion="high" chart:style-name="ch3"/>
        <chart:plot-area chart:style-name="ch4" table:cell-range-address="Hoja1.B2:Hoja1.B51 Hoja1.H2:Hoja1.I51" chart:data-source-has-labels="both" svg:x="0.559cm" svg:y="1.497cm" svg:width="23.145cm" svg:height="11.788cm">
          <chartooo:coordinate-region svg:x="1.471cm" svg:y="1.696cm" svg:width="22.046cm" svg:height="10.942cm"/>
          <chart:axis chart:dimension="x" chart:name="primary-x" chart:style-name="ch5" chartooo:axis-type="auto">
            <chartooo:date-scale/>
            <chart:title svg:x="11.624cm" svg:y="13.576cm" chart:style-name="ch6">
              <text:p>Pasos</text:p>
            </chart:title>
            <chart:categories table:cell-range-address="Hoja1.B2:Hoja1.B5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H2:Hoja1.H51" loext:label-string="error_verdadero" chart:class="chart:line">
            <chart:data-point chart:repeated="50"/>
          </chart:series>
          <chart:series chart:style-name="ch9" chart:values-cell-range-address="Hoja1.I2:Hoja1.I51" loext:label-string="error_relativo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verdadero</text:p>
              </table:table-cell>
              <table:table-cell office:value-type="string">
                <text:p>error_relativ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2:Hoja1.B51</svg:desc>
                </draw:g>
              </table:table-cell>
              <table:table-cell office:value-type="float" office:value="0.067143290409783">
                <text:p>0.067143290409783</text:p>
                <draw:g>
                  <svg:desc>Hoja1.H2:Hoja1.H51</svg:desc>
                </draw:g>
              </table:table-cell>
              <table:table-cell office:value-type="float" office:value="0.11838858282405">
                <text:p>0.11838858282405</text:p>
                <draw:g>
                  <svg:desc>Hoja1.I2:Hoja1.I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2856709590217">
                <text:p>0.182856709590217</text:p>
              </table:table-cell>
              <table:table-cell office:value-type="float" office:value="0.322417125763925">
                <text:p>0.3224171257639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7856709590217">
                <text:p>0.057856709590217</text:p>
              </table:table-cell>
              <table:table-cell office:value-type="float" office:value="0.102014271469937">
                <text:p>0.1020142714699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643290409783">
                <text:p>0.004643290409783</text:p>
              </table:table-cell>
              <table:table-cell office:value-type="float" office:value="0.008187155677056">
                <text:p>0.0081871556770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6606709590217">
                <text:p>0.026606709590217</text:p>
              </table:table-cell>
              <table:table-cell office:value-type="float" office:value="0.04691355789644">
                <text:p>0.046913557896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0981709590217">
                <text:p>0.010981709590217</text:p>
              </table:table-cell>
              <table:table-cell office:value-type="float" office:value="0.019363201109692">
                <text:p>0.01936320110969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169209590217">
                <text:p>0.003169209590217</text:p>
              </table:table-cell>
              <table:table-cell office:value-type="float" office:value="0.005588022716318">
                <text:p>0.0055880227163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737040409783">
                <text:p>0.000737040409783</text:p>
              </table:table-cell>
              <table:table-cell office:value-type="float" office:value="0.001299566480369">
                <text:p>0.0012995664803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1216084590217">
                <text:p>0.001216084590217</text:p>
              </table:table-cell>
              <table:table-cell office:value-type="float" office:value="0.002144228117974">
                <text:p>0.0021442281179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239522090217">
                <text:p>0.000239522090217</text:p>
              </table:table-cell>
              <table:table-cell office:value-type="float" office:value="0.000422330818802">
                <text:p>0.0004223308188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248759159783">
                <text:p>0.000248759159783</text:p>
              </table:table-cell>
              <table:table-cell office:value-type="float" office:value="0.000438617830783">
                <text:p>0.0004386178307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4618534783">
                <text:p>0.000004618534783</text:p>
              </table:table-cell>
              <table:table-cell office:value-type="float" office:value="0.000008143505991">
                <text:p>0.00000814350599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117451777717">
                <text:p>0.000117451777717</text:p>
              </table:table-cell>
              <table:table-cell office:value-type="float" office:value="0.000207093656406">
                <text:p>0.0002070936564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56416621467">
                <text:p>0.000056416621467</text:p>
              </table:table-cell>
              <table:table-cell office:value-type="float" office:value="0.000099475075208">
                <text:p>0.0000994750752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25899043342">
                <text:p>0.000025899043342</text:p>
              </table:table-cell>
              <table:table-cell office:value-type="float" office:value="0.000045665784609">
                <text:p>0.0000456657846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1064025428">
                <text:p>0.00001064025428</text:p>
              </table:table-cell>
              <table:table-cell office:value-type="float" office:value="0.000018761139309">
                <text:p>0.0000187611393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3010859748">
                <text:p>0.000003010859748</text:p>
              </table:table-cell>
              <table:table-cell office:value-type="float" office:value="0.000005308816659">
                <text:p>0.0000053088166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0803837517">
                <text:p>0.000000803837517</text:p>
              </table:table-cell>
              <table:table-cell office:value-type="float" office:value="0.000001417344666">
                <text:p>0.0000014173446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1103511115">
                <text:p>0.000001103511115</text:p>
              </table:table-cell>
              <table:table-cell office:value-type="float" office:value="0.000001945735997">
                <text:p>0.0000019457359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149836799">
                <text:p>0.000000149836799</text:p>
              </table:table-cell>
              <table:table-cell office:value-type="float" office:value="0.000000264195666">
                <text:p>0.00000026419566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0327000359">
                <text:p>0.000000327000359</text:p>
              </table:table-cell>
              <table:table-cell office:value-type="float" office:value="0.0000005765745">
                <text:p>0.000000576574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008858178">
                <text:p>0.00000008858178</text:p>
              </table:table-cell>
              <table:table-cell office:value-type="float" office:value="0.000000156189417">
                <text:p>0.00000015618941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03062751">
                <text:p>0.00000003062751</text:p>
              </table:table-cell>
              <table:table-cell office:value-type="float" office:value="0.000000054003124">
                <text:p>0.00000005400312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028977135">
                <text:p>0.000000028977135</text:p>
              </table:table-cell>
              <table:table-cell office:value-type="float" office:value="0.000000051093147">
                <text:p>0.0000000510931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000825187">
                <text:p>0.000000000825187</text:p>
              </table:table-cell>
              <table:table-cell office:value-type="float" office:value="0.000000001454989">
                <text:p>0.00000000145498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14075974">
                <text:p>0.000000014075974</text:p>
              </table:table-cell>
              <table:table-cell office:value-type="float" office:value="0.000000024819079">
                <text:p>0.00000002481907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006625393">
                <text:p>0.000000006625393</text:p>
              </table:table-cell>
              <table:table-cell office:value-type="float" office:value="0.000000011682045">
                <text:p>0.0000000116820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002900103">
                <text:p>0.000000002900103</text:p>
              </table:table-cell>
              <table:table-cell office:value-type="float" office:value="0.000000005113528">
                <text:p>0.0000000051135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001037458">
                <text:p>0.000000001037458</text:p>
              </table:table-cell>
              <table:table-cell office:value-type="float" office:value="0.00000000182927">
                <text:p>0.000000001829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00106135">
                <text:p>0.000000000106135</text:p>
              </table:table-cell>
              <table:table-cell office:value-type="float" office:value="0.00000000018714">
                <text:p>0.0000000001871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000359526">
                <text:p>0.000000000359526</text:p>
              </table:table-cell>
              <table:table-cell office:value-type="float" office:value="0.000000000633924">
                <text:p>0.0000000006339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000126695">
                <text:p>0.000000000126695</text:p>
              </table:table-cell>
              <table:table-cell office:value-type="float" office:value="0.000000000223392">
                <text:p>0.00000000022339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00001028">
                <text:p>0.00000000001028</text:p>
              </table:table-cell>
              <table:table-cell office:value-type="float" office:value="0.000000000018126">
                <text:p>0.00000000001812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000047928">
                <text:p>0.000000000047928</text:p>
              </table:table-cell>
              <table:table-cell office:value-type="float" office:value="0.000000000084507">
                <text:p>0.00000000008450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000018824">
                <text:p>0.000000000018824</text:p>
              </table:table-cell>
              <table:table-cell office:value-type="float" office:value="0.000000000033191">
                <text:p>0.00000000003319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000004272">
                <text:p>0.000000000004272</text:p>
              </table:table-cell>
              <table:table-cell office:value-type="float" office:value="0.000000000007533">
                <text:p>0.00000000000753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000003004">
                <text:p>0.000000000003004</text:p>
              </table:table-cell>
              <table:table-cell office:value-type="float" office:value="0.000000000005297">
                <text:p>0.00000000000529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000000634">
                <text:p>0.000000000000634</text:p>
              </table:table-cell>
              <table:table-cell office:value-type="float" office:value="0.000000000001118">
                <text:p>0.00000000000111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000001185">
                <text:p>0.000000000001185</text:p>
              </table:table-cell>
              <table:table-cell office:value-type="float" office:value="0.000000000002089">
                <text:p>0.0000000000020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000000275">
                <text:p>0.000000000000275</text:p>
              </table:table-cell>
              <table:table-cell office:value-type="float" office:value="0.000000000000486">
                <text:p>0.00000000000048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0000000179">
                <text:p>0.000000000000179</text:p>
              </table:table-cell>
              <table:table-cell office:value-type="float" office:value="0.000000000000316">
                <text:p>0.00000000000031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000000048">
                <text:p>0.000000000000048</text:p>
              </table:table-cell>
              <table:table-cell office:value-type="float" office:value="0.000000000000085">
                <text:p>0.00000000000008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0000000066">
                <text:p>0.000000000000066</text:p>
              </table:table-cell>
              <table:table-cell office:value-type="float" office:value="0.000000000000116">
                <text:p>0.0000000000001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E-015">
                <text:p>9E-015</text:p>
              </table:table-cell>
              <table:table-cell office:value-type="float" office:value="0.000000000000015">
                <text:p>0.0000000000000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000000002">
                <text:p>0.00000000000002</text:p>
              </table:table-cell>
              <table:table-cell office:value-type="float" office:value="0.000000000000035">
                <text:p>0.00000000000003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E-015">
                <text:p>5E-015</text:p>
              </table:table-cell>
              <table:table-cell office:value-type="float" office:value="0.00000000000001">
                <text:p>0.0000000000000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E-015">
                <text:p>2E-015</text:p>
              </table:table-cell>
              <table:table-cell office:value-type="float" office:value="3E-015">
                <text:p>3E-01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E-015">
                <text:p>2E-015</text:p>
              </table:table-cell>
              <table:table-cell office:value-type="float" office:value="3E-015">
                <text:p>3E-01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E-015">
                <text:p>1E-015</text:p>
              </table:table-cell>
              <table:table-cell office:value-type="float" office:value="2E-015">
                <text:p>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